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text-position="super 58%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position="super 58%"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2" draw:layer="layout" svg:width="4.699cm" svg:height="7.2cm" svg:x="20.001cm" svg:y="1cm">
          <text:p text:style-name="P1"><text:span text:style-name="T1">المترجم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283cm" svg:x="26.795cm" svg:y="3.527cm">
          <text:p text:style-name="P3"><text:span text:style-name="T2">الشفرة</text:span></text:p>
          <text:p text:style-name="P3"><text:span text:style-name="T2">المصدرية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303cm" svg:x="20.763cm" svg:y="2.142cm">
          <text:p text:style-name="P3"><text:span text:style-name="T2">القواعد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467cm" svg:x="20.763cm" svg:y="3.935cm">
          <text:p text:style-name="P3"><text:span text:style-name="T2">المُعرِب (</text:span><text:span text:style-name="T2">parser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56cm" svg:x="20.763cm" svg:y="5.892cm">
          <text:p text:style-name="P3"><text:span text:style-name="T2">مُنشئ الشفرة</text:span></text:p>
          <text:p text:style-name="P3"><text:span text:style-name="T2">التنفيذية</text:span></text:p>
          <text:p text:style-name="P3"><text:span text:style-name="T2">)</text:span><text:span text:style-name="T2">code generator</text:span><text:span text:style-name="T2">(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283cm" svg:x="16cm" svg:y="3.527cm">
          <text:p text:style-name="P3"><text:span text:style-name="T2">الشفرة</text:span></text:p>
          <text:p text:style-name="P3"><text:span text:style-name="T2">التنفيذية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6.796cm" svg:y1="4.668cm" svg:x2="24.7cm" svg:y2="4.668cm">
          <text:p/>
        </draw:line>
        <draw:line draw:style-name="gr4" draw:text-style-name="P3" draw:layer="layout" svg:x1="20.001cm" svg:y1="4.668cm" svg:x2="17.905cm" svg:y2="4.668cm">
          <text:p/>
        </draw:line>
        <draw:custom-shape draw:style-name="gr1" draw:text-style-name="P2" draw:layer="layout" svg:width="4.722cm" svg:height="5.3cm" svg:x="4.765cm" svg:y="1.8cm">
          <text:p text:style-name="P1"><text:span text:style-name="T1">قلب الترجمة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9cm" svg:height="1.453cm" svg:x="11.21cm" svg:y="2.914cm">
          <text:p text:style-name="P3"><text:span text:style-name="T2">الشفرة</text:span></text:p>
          <text:p text:style-name="P3"><text:span text:style-name="T2">المصدرية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91cm" svg:height="0.93cm" svg:x="5.53cm" svg:y="2.914cm">
          <text:p text:style-name="P3"><text:span text:style-name="T2">قواعد مرنة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91cm" svg:height="1.047cm" svg:x="5.53cm" svg:y="4.193cm">
          <text:p text:style-name="P3"><text:span text:style-name="T2">المُعرِب (</text:span><text:span text:style-name="T2">parser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9cm" svg:height="1.535cm" svg:x="11.21cm" svg:y="5.065cm">
          <text:p text:style-name="P3"><text:span text:style-name="T2">مُنشئ الشفرة</text:span></text:p>
          <text:p text:style-name="P3"><text:span text:style-name="T2">التنفيذية</text:span></text:p>
          <text:p text:style-name="P3"><text:span text:style-name="T2">)</text:span><text:span text:style-name="T2">code generator</text:span><text:span text:style-name="T2">(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14cm" svg:height="1.629cm" svg:x="1cm" svg:y="3.902cm">
          <text:p text:style-name="P3"><text:span text:style-name="T2">الشفرة</text:span></text:p>
          <text:p text:style-name="P3"><text:span text:style-name="T2">التنفيذية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91cm" svg:height="1.047cm" svg:x="5.53cm" svg:y="5.588cm">
          <text:p text:style-name="P3"><text:span text:style-name="T2">مدير البناء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1cm" svg:y1="3.612cm" svg:x2="9.487cm" svg:y2="4.426cm">
          <text:p/>
        </draw:line>
        <draw:line draw:style-name="gr4" draw:text-style-name="P3" draw:layer="layout" svg:x1="11.21cm" svg:y1="5.821cm" svg:x2="9.487cm" svg:y2="5.007cm">
          <text:p/>
        </draw:line>
        <draw:line draw:style-name="gr4" draw:text-style-name="P3" draw:layer="layout" svg:x1="4.764cm" svg:y1="4.716cm" svg:x2="2.914cm" svg:y2="4.716cm">
          <text:p/>
        </draw:line>
        <draw:line draw:style-name="gr5" draw:text-style-name="P3" draw:layer="layout" svg:x1="15.2cm" svg:y1="1cm" svg:x2="15.2cm" svg:y2="10cm">
          <text:p/>
        </draw:line>
        <draw:frame draw:style-name="gr6" draw:layer="layout" svg:width="5.417cm" svg:height="0.988cm" svg:x="19.639cm" svg:y="9cm">
          <draw:text-box>
            <text:p>نظم البناء التقليدية</text:p>
          </draw:text-box>
        </draw:frame>
        <draw:frame draw:style-name="gr6" draw:layer="layout" svg:width="7.407cm" svg:height="0.988cm" svg:x="3.25cm" svg:y="9cm">
          <draw:text-box>
            <text:p>نظام البناء في لغة الأسُس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08:42:10.211454740</meta:creation-date>
    <dc:date>2014-02-24T21:01:38.496855579</dc:date>
    <meta:editing-duration>PT14H15M1S</meta:editing-duration>
    <meta:editing-cycles>3</meta:editing-cycles>
    <meta:generator>LibreOffice/4.1.5.3$Linux_X86_64 LibreOffice_project/410$Build-3</meta:generator>
    <meta:document-statistic meta:object-count="21"/>
  </office:meta>
</office:document-meta>
</file>